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5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6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7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8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3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4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5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20" style:family="paragraph" style:parent-style-name="Standard" style:list-style-name="L9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21" style:family="paragraph" style:parent-style-name="Standard" style:list-style-name="L10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22" style:family="paragraph" style:parent-style-name="Standard" style:list-style-name="L11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23" style:family="paragraph" style:parent-style-name="Standard" style:list-style-name="L12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24" style:family="paragraph" style:parent-style-name="Standard" style:list-style-name="L2">
      <style:text-properties fo:font-style="italic" style:text-underline-style="none" style:font-style-asian="italic" style:font-style-complex="italic"/>
    </style:style>
    <style:style style:name="P25" style:family="paragraph" style:parent-style-name="Standard" style:list-style-name="L1">
      <style:text-properties style:text-underline-styl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fo:font-weight="bold" style:font-style-asian="italic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style-complex="italic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41cm" fo:text-indent="-0.635cm" fo:margin-left="10.241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41cm" fo:text-indent="-0.635cm" fo:margin-left="10.24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41cm" fo:text-indent="-0.635cm" fo:margin-left="10.241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41cm" fo:text-indent="-0.635cm" fo:margin-left="10.241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41cm" fo:text-indent="-0.635cm" fo:margin-left="10.241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lände</text:p>
      <text:p text:style-name="P1"/>
      <text:p text:style-name="P2">Geländetypen:<text:span text:style-name="T7"> </text:span></text:p>
      <text:list xml:id="list30453965" text:style-name="L1">
        <text:list-item>
          <text:p text:style-name="P8"><text:s/>-Straßen</text:p>
        </text:list-item>
        <text:list-item>
          <text:p text:style-name="P7"><text:span text:style-name="T7"><text:s/></text:span><text:span text:style-name="T4">-Wälder</text:span></text:p>
        </text:list-item>
      </text:list>
      <text:list xml:id="list30462764" text:style-name="L2">
        <text:list-item>
          <text:p text:style-name="P24">Unterholz</text:p>
        </text:list-item>
        <text:list-item>
          <text:p text:style-name="P24">Offen</text:p>
        </text:list-item>
      </text:list>
      <text:list xml:id="list32149635" text:continue-list="list30453965" text:style-name="L1">
        <text:list-item>
          <text:p text:style-name="P8"><text:s/>-Wiesen und Felder</text:p>
        </text:list-item>
      </text:list>
      <text:list xml:id="list30475279" text:style-name="L3">
        <text:list-item>
          <text:p text:style-name="P12">Pflanzenhöhe</text:p>
        </text:list-item>
      </text:list>
      <text:list xml:id="list32141588" text:continue-list="list32149635" text:style-name="L1">
        <text:list-item>
          <text:p text:style-name="P8"><text:s/>-Sandwüste</text:p>
        </text:list-item>
        <text:list-item>
          <text:p text:style-name="P8"><text:s/>-Gerölllandschaften</text:p>
        </text:list-item>
      </text:list>
      <text:list xml:id="list30459362" text:style-name="L4">
        <text:list-item>
          <text:p text:style-name="P13">Note: Städte → Geröll, Wälder → Geröll durch Zerstörung</text:p>
        </text:list-item>
      </text:list>
      <text:list xml:id="list32129315" text:continue-list="list32141588" text:style-name="L1">
        <text:list-item>
          <text:p text:style-name="P8"><text:s/>-Gebäude</text:p>
        </text:list-item>
      </text:list>
      <text:list xml:id="list30469550" text:style-name="L5">
        <text:list-item>
          <text:p text:style-name="P9">Weggröße</text:p>
        </text:list-item>
      </text:list>
      <text:list xml:id="list32132322" text:continue-list="list32129315" text:style-name="L1">
        <text:list-item>
          <text:p text:style-name="P8"><text:s/>-Sümpfe und Moore sowie Treibsand:</text:p>
        </text:list-item>
      </text:list>
      <text:list xml:id="list30453375" text:style-name="L6">
        <text:list-item>
          <text:p text:style-name="P10">Stabilität des Untergrundes</text:p>
        </text:list-item>
      </text:list>
      <text:list xml:id="list32146012" text:continue-list="list32132322" text:style-name="L1">
        <text:list-item>
          <text:p text:style-name="P25"><text:s/>-Gewässer: <text:s/></text:p>
        </text:list-item>
      </text:list>
      <text:list xml:id="list30475173" text:style-name="L7">
        <text:list-item>
          <text:p text:style-name="P14">seichte</text:p>
        </text:list-item>
        <text:list-item>
          <text:p text:style-name="P14">tiefe</text:p>
        </text:list-item>
        <text:list-item>
          <text:p text:style-name="P14">reißende</text:p>
        </text:list-item>
        <text:list-item>
          <text:p text:style-name="P14">stille</text:p>
        </text:list-item>
      </text:list>
      <text:p text:style-name="P3"/>
      <text:p text:style-name="P6"><text:span text:style-name="T2">Witterung und Wetterlage:</text:span><text:span text:style-name="T1"><text:tab/></text:span></text:p>
      <text:list xml:id="list30457052" text:style-name="L8">
        <text:list-item>
          <text:p text:style-name="P15">Temperatur</text:p>
        </text:list-item>
        <text:list-item>
          <text:p text:style-name="P15">Regen</text:p>
        </text:list-item>
        <text:list-item>
          <text:p text:style-name="P15">starker Sonnenschein</text:p>
        </text:list-item>
        <text:list-item>
          <text:p text:style-name="P15">Schneefall</text:p>
        </text:list-item>
        <text:list-item>
          <text:p text:style-name="P15">Hagel</text:p>
        </text:list-item>
        <text:list-item>
          <text:p text:style-name="P15">Windstärke</text:p>
        </text:list-item>
      </text:list>
      <text:p text:style-name="P3"/>
      <text:p text:style-name="P3"/>
      <text:p text:style-name="P5"><text:span text:style-name="T1">{//<text:tab/>Extrembedingungen:</text:span><text:span text:style-name="T3"> </text:span></text:p>
      <text:p text:style-name="P3">//Durchqueren von sichtlich unangenehmen Situationen bringt Moralverluste mit sich</text:p>
      <text:list xml:id="list30451964" text:style-name="L9">
        <text:list-item>
          <text:p text:style-name="P20">Moral - : <text:s/></text:p>
        </text:list-item>
      </text:list>
      <text:list xml:id="list30447693" text:style-name="L10">
        <text:list-item>
          <text:p text:style-name="P21">sehr geringe Temperatur, durchqueren von Gewässern oder Sümpfen</text:p>
        </text:list-item>
        <text:list-item>
          <text:p text:style-name="P21">sehr hohe Windstärke, geringe Temperatur</text:p>
        </text:list-item>
        <text:list-item>
          <text:p text:style-name="P21">sehr geringe Temperatur, sehr hohe Windstärke </text:p>
        </text:list-item>
      </text:list>
      <text:list xml:id="list32125565" text:continue-list="list30451964" text:style-name="L9">
        <text:list-item>
          <text:p text:style-name="P20">Moral-- :</text:p>
        </text:list-item>
      </text:list>
      <text:list xml:id="list30473875" text:style-name="L11">
        <text:list-item>
          <text:p text:style-name="P22">hohe Windstärke, durchqueren von Gewässern, geringe Temperatur (eines davon hoch)</text:p>
        </text:list-item>
      </text:list>
      <text:list xml:id="list32137331" text:continue-list="list32125565" text:style-name="L9">
        <text:list-item>
          <text:p text:style-name="P20">hohe Moralverluste: Rundenlanges Warten in obigen Umständen</text:p>
        </text:list-item>
        <text:list-item>
          <text:p text:style-name="P20">enorme Verluste: </text:p>
        </text:list-item>
      </text:list>
      <text:list xml:id="list30474667" text:style-name="L12">
        <text:list-item>
          <text:p text:style-name="P23">Durchqueren eines aktiven Vulkans;</text:p>
        </text:list-item>
        <text:list-item>
          <text:p text:style-name="P23">Durchqueren von -50 Grad und kälter bei Wind<text:span text:style-name="T6">}</text:span></text:p>
        </text:list-item>
      </text:list>
      <text:p text:style-name="P4"/>
      <text:list xml:id="list32132057" text:continue-numbering="true" text:style-name="L12">
        <text:list-header>
          <text:p text:style-name="P23"><text:s/>!!! <text:s/>ausgeklammert, sollte nicht übernommen werden !!!</text:p>
        </text:list-header>
      </text:list>
      <text:p text:style-name="P4"/>
      <text:p text:style-name="P2"/>
      <text:p text:style-name="P2">Geländeeigenschaften:</text:p>
      <text:list xml:id="list30449542" text:style-name="L13">
        <text:list-item>
          <text:p text:style-name="P16">Größenabhängige Behinderung (Bewegungspunkteverbrauch)</text:p>
        </text:list-item>
        <text:list-item>
          <text:p text:style-name="P16"><text:soft-page-break/>Fernkampfdeckung</text:p>
        </text:list-item>
        <text:list-item>
          <text:p text:style-name="P16">//KG Mali im schwerem Gelände → fallen weg !, da sie zu viel verkomplizieren würden mit nur beschränktem Nutzen</text:p>
        </text:list-item>
      </text:list>
      <text:p text:style-name="P3"/>
      <text:p text:style-name="P3"/>
      <text:p text:style-name="P1">Geländemodell</text:p>
      <text:p text:style-name="P1"/>
      <text:p text:style-name="P3">Gelände G hat vier Felder:</text:p>
      <text:list xml:id="list30455430" text:style-name="L14">
        <text:list-item>
          <text:p text:style-name="P17">Abbildung aP.Kosten, die Größe der durchquerenden Einheit auf aP.Kosten abbildet. Diese Kosten fallen an, wenn eine Einheit das Feld betreten möchte.</text:p>
          <text:p text:style-name="P17">Das Verlassen eines Feldes kostet keine Aktionspunkte</text:p>
          <text:p text:style-name="P17">Optional: Kosten fallen an, falls Einheit Feld betritt und wieder, sobald sie sie verlässt.</text:p>
          <text:p text:style-name="P17">Gründe für ersteres: Einfacher für den Spieler</text:p>
          <text:p text:style-name="P17">Gründe für optionales: Realistischer, dafür eigentlich unnötig kompliziert</text:p>
        </text:list-item>
        <text:list-item>
          <text:p text:style-name="P17">Fernkampfdeckung: Je höher dieser Wert, desto weniger Schaden erleidet eine Einheit, die auf dem Feld positioniert ist, durch Fernkampfangriffe</text:p>
        </text:list-item>
        <text:list-item>
          <text:p text:style-name="P17">Extrembedingungen sind vermerkt; Skala mäßig (die allermeisten sollte keine haben)</text:p>
        </text:list-item>
        <text:list-item>
          <text:p text:style-name="P17">Wälle oder Hindernisse, die eine Kante blockieren</text:p>
        </text:list-item>
      </text:list>
      <text:p text:style-name="P3"/>
      <text:p text:style-name="P3"/>
      <text:p text:style-name="P1">Wälle oder Hindernisse</text:p>
      <text:p text:style-name="P1"/>
      <text:p text:style-name="P3">Achtung: Wälle oder Hindernisse befinden sich zwar auf Kanten, sind also an zwei Feldern zugleich</text:p>
      <text:p text:style-name="P3">Dabei sollte bedacht werden, dass es egal ist, wer das Hindernis errichtet hat; es behindert alle Fraktionen gleichsam</text:p>
      <text:p text:style-name="P3"/>
      <text:p text:style-name="P3">Haben vier Felder:</text:p>
      <text:list xml:id="list30453267" text:style-name="L15">
        <text:list-item>
          <text:p text:style-name="P18">Überwindungskosten: aP.Kosten Funktion, die Größe auf Aktionspunkte abbildet</text:p>
        </text:list-item>
        <text:list-item>
          <text:p text:style-name="P18">Strukturpunkte: Fallen diese auf 0 oder darunter, so zerbricht die Barrikade</text:p>
        </text:list-item>
        <text:list-item>
          <text:p text:style-name="P18">{optional: Fernkampfdeckung → Doppeltes Auftreten durch Schutz von Feldern; Schützt nur durch Fernangriffe von einer Seite, nicht gegen Fliegendes oder gar Artillerie, weil die Trupps zu groß sind für kleinere Hindernisse → bin dagegen }</text:p>
        </text:list-item>
        <text:list-item>
          <text:p text:style-name="P18">Schwäche/Stärke gegen bestimmte Angriffstyp (Energie, Wucht, usw. );</text:p>
          <text:p text:style-name="P18">Ist eine Abbildung von Waffengattung nach (0;3); die meisten sollten dabei zwischen 0.5 und 2.0 liegen</text:p>
        </text:list-item>
      </text:list>
      <text:p text:style-name="P3"/>
      <text:p text:style-name="P3"/>
      <text:p text:style-name="P3">Einheiten können statt überwinden auch einreißen wählen.</text:p>
      <text:p text:style-name="P3"><text:tab/>Ein Einreißversuch kostet Pauschal mittel hohe Aktionspunkte;</text:p>
      <text:p text:style-name="P3"><text:tab/>Anschließend wird der Schaden berechnet, den das Hindernis erhält</text:p>
      <text:p text:style-name="P3"/>
      <text:p text:style-name="P3">Strukturschadensberechnung:</text:p>
      <text:p text:style-name="P3"/>
      <text:p text:style-name="P3">w ist die Angriffstyp des Angriffes</text:p>
      <text:p text:style-name="P3">Strukturschaden:= EKK * Schwäche/Stärke(w) * Fähigkeitenbonus der Einheit *Anzahl an Individuen in der Einheit</text:p>
      <text:p text:style-name="P3"/>
      <text:p text:style-name="P3">optional:</text:p>
      <text:p text:style-name="P3"><text:soft-page-break/>Fernkampfdeckung:</text:p>
      <text:p text:style-name="P3">Schützt vor Fernkampfangriffen, falls der Fernangriff aus der Richtung des Wal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26T15:32:02.33</meta:creation-date>
    <dc:date>2012-03-28T12:00:08.59</dc:date>
    <dc:creator>Daniel Spanier</dc:creator>
    <meta:editing-duration>PT04H36M00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3" meta:paragraph-count="72" meta:word-count="467" meta:character-count="3206"/>
  </office:meta>
</office:document-meta>
</file>